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276cm" fo:margin-left="0.191cm" fo:margin-top="0cm" fo:margin-bottom="0cm" table:align="left" style:writing-mode="lr-tb"/>
    </style:style>
    <style:style style:name="Table1.A" style:family="table-column">
      <style:table-column-properties style:column-width="1.348cm"/>
    </style:style>
    <style:style style:name="Table1.B" style:family="table-column">
      <style:table-column-properties style:column-width="4.819cm"/>
    </style:style>
    <style:style style:name="Table1.C" style:family="table-column">
      <style:table-column-properties style:column-width="9.641cm"/>
    </style:style>
    <style:style style:name="Table1.D" style:family="table-column">
      <style:table-column-properties style:column-width="3.466cm"/>
    </style:style>
    <style:style style:name="Table1.1" style:family="table-row">
      <style:table-row-properties style:min-row-height="0.469cm" fo:keep-together="auto"/>
    </style:style>
    <style:style style:name="Table1.A1" style:family="table-cell">
      <style:table-cell-properties fo:padding-left="0.012cm" fo:padding-right="0.012cm" fo:padding-top="0cm" fo:padding-bottom="0cm" fo:border="0.75pt solid #878787"/>
    </style:style>
    <style:style style:name="Table1.2" style:family="table-row">
      <style:table-row-properties style:min-row-height="1.265cm" fo:keep-together="auto"/>
    </style:style>
    <style:style style:name="Table1.3" style:family="table-row">
      <style:table-row-properties style:min-row-height="0.533cm" fo:keep-together="auto"/>
    </style:style>
    <style:style style:name="P1" style:family="paragraph" style:parent-style-name="Heading_20_1">
      <style:paragraph-properties fo:margin-left="0cm" fo:margin-right="1.235cm" fo:margin-top="0.176cm" fo:margin-bottom="0cm" style:contextual-spacing="false" fo:text-align="center" style:justify-single-word="false" fo:text-indent="0cm" style:auto-text-indent="false"/>
    </style:style>
    <style:style style:name="P2" style:family="paragraph" style:parent-style-name="Heading_20_1">
      <style:paragraph-properties fo:margin-top="0.002cm" fo:margin-bottom="0cm" style:contextual-spacing="false"/>
    </style:style>
    <style:style style:name="P3" style:family="paragraph" style:parent-style-name="List_20_Paragraph" style:list-style-name="WWNum1">
      <style:paragraph-properties fo:margin-left="0.49cm" fo:margin-right="0cm" fo:margin-top="0.138cm" fo:margin-bottom="0cm" style:contextual-spacing="false" fo:line-height="100%" fo:text-align="start" style:justify-single-word="false" fo:text-indent="-0.273cm" style:auto-text-indent="false">
        <style:tab-stops>
          <style:tab-stop style:position="0.49cm"/>
        </style:tab-stops>
      </style:paragraph-properties>
    </style:style>
    <style:style style:name="P4" style:family="paragraph" style:parent-style-name="List_20_Paragraph" style:list-style-name="WWNum1">
      <style:paragraph-properties fo:margin-left="0.49cm" fo:margin-right="0cm" fo:margin-top="0.046cm" fo:margin-bottom="0cm" style:contextual-spacing="false" fo:line-height="100%" fo:text-align="start" style:justify-single-word="false" fo:text-indent="-0.273cm" style:auto-text-indent="false">
        <style:tab-stops>
          <style:tab-stop style:position="0.49cm"/>
        </style:tab-stops>
      </style:paragraph-properties>
    </style:style>
    <style:style style:name="P5" style:family="paragraph" style:parent-style-name="List_20_Paragraph" style:list-style-name="WWNum1">
      <style:paragraph-properties fo:margin-left="0.49cm" fo:margin-right="0cm" fo:margin-top="0.048cm" fo:margin-bottom="0cm" style:contextual-spacing="false" fo:line-height="100%" fo:text-align="start" style:justify-single-word="false" fo:text-indent="-0.273cm" style:auto-text-indent="false">
        <style:tab-stops>
          <style:tab-stop style:position="0.49cm"/>
        </style:tab-stops>
      </style:paragraph-properties>
    </style:style>
    <style:style style:name="P6" style:family="paragraph" style:parent-style-name="List_20_Paragraph" style:list-style-name="WWNum1">
      <style:paragraph-properties fo:margin-left="0.49cm" fo:margin-right="0cm" fo:margin-top="0.263cm" fo:margin-bottom="0cm" style:contextual-spacing="false" fo:line-height="100%" fo:text-align="start" style:justify-single-word="false" fo:text-indent="-0.273cm" style:auto-text-indent="false">
        <style:tab-stops>
          <style:tab-stop style:position="0.49cm"/>
        </style:tab-stops>
      </style:paragraph-properties>
    </style:style>
    <style:style style:name="P7" style:family="paragraph" style:parent-style-name="Standard">
      <style:paragraph-properties fo:margin-left="0.309cm" fo:margin-right="0cm" fo:margin-top="0.101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.309cm" fo:margin-right="0cm" fo:margin-top="0.076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4.516cm" fo:margin-right="0cm" fo:margin-top="0.176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0.229cm" fo:margin-right="0cm" fo:margin-top="0.196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>
      <style:paragraph-properties fo:margin-left="0.229cm" fo:margin-right="0cm" fo:margin-top="0.138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0.229cm" fo:margin-right="0cm" fo:margin-top="0.249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0.229cm" fo:margin-right="0cm" fo:margin-top="0.048cm" fo:margin-bottom="0cm" style:contextual-spacing="false" fo:text-align="start" style:justify-single-word="false" fo:text-indent="0cm" style:auto-text-indent="false"/>
    </style:style>
    <style:style style:name="P14" style:family="paragraph" style:parent-style-name="Standard">
      <style:paragraph-properties fo:margin-left="0.229cm" fo:margin-right="0cm" fo:margin-top="0.323cm" fo:margin-bottom="0cm" style:contextual-spacing="false" fo:text-align="start" style:justify-single-word="false" fo:text-indent="0cm" style:auto-text-indent="false"/>
    </style:style>
    <style:style style:name="P15" style:family="paragraph" style:parent-style-name="Standard">
      <style:paragraph-properties fo:margin-left="0.229cm" fo:margin-right="0cm" fo:margin-top="0.046cm" fo:margin-bottom="0cm" style:contextual-spacing="false" fo:text-align="start" style:justify-single-word="false" fo:text-indent="0cm" style:auto-text-indent="false"/>
    </style:style>
    <style:style style:name="P16" style:family="paragraph" style:parent-style-name="Standard">
      <style:paragraph-properties fo:margin-left="0.229cm" fo:margin-right="0cm" fo:margin-top="0.277cm" fo:margin-bottom="0cm" style:contextual-spacing="false" fo:text-align="start" style:justify-single-word="false" fo:text-indent="0cm" style:auto-text-indent="false"/>
    </style:style>
    <style:style style:name="P17" style:family="paragraph" style:parent-style-name="Standard" style:master-page-name="Converted1">
      <style:paragraph-properties fo:margin-left="0.229cm" fo:margin-right="0cm" fo:margin-top="0.153cm" fo:margin-bottom="0cm" style:contextual-spacing="false" fo:text-align="start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.309cm" fo:margin-right="0.305cm" fo:margin-top="0.164cm" fo:margin-bottom="0cm" style:contextual-spacing="false" fo:line-height="120%" fo:text-align="start" style:justify-single-word="false" fo:text-indent="0cm" style:auto-text-indent="false" fo:break-before="column"/>
    </style:style>
    <style:style style:name="P19" style:family="paragraph" style:parent-style-name="Standard">
      <style:paragraph-properties fo:margin-top="0cm" fo:margin-bottom="0cm" style:contextual-spacing="false" fo:line-height="100%" fo:break-before="column"/>
      <style:text-properties fo:font-size="8.5pt" style:font-size-asian="8.5pt"/>
    </style:style>
    <style:style style:name="P20" style:family="paragraph" style:parent-style-name="Table_20_Paragraph">
      <style:paragraph-properties fo:margin-left="0.026cm" fo:margin-right="0cm" fo:margin-top="0.042cm" fo:margin-bottom="0cm" style:contextual-spacing="false" fo:text-align="center" style:justify-single-word="false" fo:orphans="0" fo:widows="0" fo:text-indent="0cm" style:auto-text-indent="false"/>
    </style:style>
    <style:style style:name="P21" style:family="paragraph" style:parent-style-name="Table_20_Paragraph">
      <style:paragraph-properties fo:margin-left="0.028cm" fo:margin-right="0cm" fo:margin-top="0.042cm" fo:margin-bottom="0cm" style:contextual-spacing="false" fo:text-align="center" style:justify-single-word="false" fo:orphans="0" fo:widows="0" fo:text-indent="0cm" style:auto-text-indent="false"/>
    </style:style>
    <style:style style:name="P22" style:family="paragraph" style:parent-style-name="Table_20_Paragraph">
      <style:paragraph-properties fo:margin-left="0.032cm" fo:margin-right="0cm" fo:margin-top="0.042cm" fo:margin-bottom="0cm" style:contextual-spacing="false" fo:text-align="center" style:justify-single-word="false" fo:orphans="0" fo:widows="0" fo:text-indent="0cm" style:auto-text-indent="false"/>
    </style:style>
    <style:style style:name="P23" style:family="paragraph" style:parent-style-name="Table_20_Paragraph">
      <style:paragraph-properties fo:margin-left="0.032cm" fo:margin-right="0cm" fo:margin-top="0cm" fo:margin-bottom="0cm" style:contextual-spacing="false" fo:text-align="center" style:justify-single-word="false" fo:orphans="0" fo:widows="0" fo:text-indent="0cm" style:auto-text-indent="false"/>
    </style:style>
    <style:style style:name="P24" style:family="paragraph" style:parent-style-name="Table_20_Paragraph">
      <style:paragraph-properties fo:margin-left="0.032cm" fo:margin-right="0cm" fo:margin-top="0.127cm" fo:margin-bottom="0cm" style:contextual-spacing="false" fo:text-align="center" style:justify-single-word="false" fo:orphans="0" fo:widows="0" fo:text-indent="0cm" style:auto-text-indent="false"/>
    </style:style>
    <style:style style:name="P25" style:family="paragraph" style:parent-style-name="Table_20_Paragraph">
      <style:paragraph-properties fo:margin-left="0.026cm" fo:margin-right="0.002cm" fo:margin-top="0cm" fo:margin-bottom="0cm" style:contextual-spacing="false" fo:text-align="center" style:justify-single-word="false" fo:orphans="0" fo:widows="0" fo:text-indent="0cm" style:auto-text-indent="false"/>
    </style:style>
    <style:style style:name="P26" style:family="paragraph" style:parent-style-name="Table_20_Paragraph">
      <style:paragraph-properties fo:margin-left="0.026cm" fo:margin-right="0.002cm" fo:text-align="center" style:justify-single-word="false" fo:orphans="0" fo:widows="0" fo:text-indent="0cm" style:auto-text-indent="false"/>
    </style:style>
    <style:style style:name="P27" style:family="paragraph" style:parent-style-name="Table_20_Paragraph">
      <style:paragraph-properties fo:margin-left="0.651cm" fo:margin-right="0cm" fo:margin-top="0.042cm" fo:margin-bottom="0cm" style:contextual-spacing="false" fo:orphans="0" fo:widows="0" fo:text-indent="0cm" style:auto-text-indent="false"/>
    </style:style>
    <style:style style:name="P28" style:family="paragraph" style:parent-style-name="Table_20_Paragraph">
      <style:paragraph-properties fo:margin-left="0.099cm" fo:margin-right="0cm" fo:margin-top="0cm" fo:margin-bottom="0cm" style:contextual-spacing="false" fo:orphans="0" fo:widows="0" fo:text-indent="0cm" style:auto-text-indent="false"/>
    </style:style>
    <style:style style:name="P29" style:family="paragraph" style:parent-style-name="Table_20_Paragraph">
      <style:paragraph-properties fo:orphans="0" fo:widows="0"/>
    </style:style>
    <style:style style:name="P30" style:family="paragraph" style:parent-style-name="Table_20_Paragraph">
      <style:paragraph-properties fo:margin-left="0cm" fo:margin-right="0cm" fo:margin-top="0.109cm" fo:margin-bottom="0cm" style:contextual-spacing="false" fo:orphans="0" fo:widows="0" fo:text-indent="0cm" style:auto-text-indent="false"/>
      <style:text-properties fo:font-size="8.5pt" style:font-size-asian="8.5pt"/>
    </style:style>
    <style:style style:name="P31" style:family="paragraph" style:parent-style-name="Table_20_Paragraph">
      <style:paragraph-properties fo:line-height="105%" fo:orphans="0" fo:widows="0"/>
    </style:style>
    <style:style style:name="P32" style:family="paragraph" style:parent-style-name="Table_20_Paragraph">
      <style:paragraph-properties fo:margin-left="0cm" fo:margin-right="0cm" fo:margin-top="0.183cm" fo:margin-bottom="0cm" style:contextual-spacing="false" fo:orphans="0" fo:widows="0" fo:text-indent="0cm" style:auto-text-indent="false"/>
      <style:text-properties fo:font-size="7.5pt" style:font-size-asian="7.5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>
      <style:paragraph-properties fo:margin-left="0cm" fo:margin-right="0cm" fo:margin-top="0.104cm" fo:margin-bottom="0cm" style:contextual-spacing="false" fo:text-indent="0cm" style:auto-text-indent="false"/>
    </style:style>
    <style:style style:name="P35" style:family="paragraph" style:parent-style-name="Text_20_body">
      <style:paragraph-properties fo:margin-left="0cm" fo:margin-right="0cm" fo:margin-top="0.109cm" fo:margin-bottom="0cm" style:contextual-spacing="false" fo:text-indent="0cm" style:auto-text-indent="false"/>
    </style:style>
    <style:style style:name="P36" style:family="paragraph" style:parent-style-name="Text_20_body">
      <style:paragraph-properties fo:margin-left="0cm" fo:margin-right="0cm" fo:margin-top="0.157cm" fo:margin-bottom="0cm" style:contextual-spacing="false" fo:text-indent="0cm" style:auto-text-indent="false"/>
    </style:style>
    <style:style style:name="P37" style:family="paragraph" style:parent-style-name="Text_20_body">
      <style:paragraph-properties fo:margin-left="0cm" fo:margin-right="0cm" fo:margin-top="0.064cm" fo:margin-bottom="0cm" style:contextual-spacing="false" fo:text-indent="0cm" style:auto-text-indent="false"/>
      <style:text-properties fo:font-size="10.5pt" style:font-size-asian="10.5pt"/>
    </style:style>
    <style:style style:name="P38" style:family="paragraph" style:parent-style-name="Text_20_body">
      <style:paragraph-properties fo:margin-left="0cm" fo:margin-right="0cm" fo:margin-top="0.34cm" fo:margin-bottom="0cm" style:contextual-spacing="false" fo:text-indent="0cm" style:auto-text-indent="false"/>
      <style:text-properties fo:font-size="10.5pt" style:font-size-asian="10.5pt"/>
    </style:style>
    <style:style style:name="P39" style:family="paragraph" style:parent-style-name="Text_20_body">
      <style:paragraph-properties fo:margin-left="0cm" fo:margin-right="0cm" fo:margin-top="0.198cm" fo:margin-bottom="0cm" style:contextual-spacing="false" fo:text-indent="0cm" style:auto-text-indent="false"/>
      <style:text-properties fo:font-size="10.5pt" style:font-size-asian="10.5pt"/>
    </style:style>
    <style:style style:name="P40" style:family="paragraph" style:parent-style-name="Text_20_body">
      <style:paragraph-properties fo:margin-left="0cm" fo:margin-right="0cm" fo:margin-top="0.182cm" fo:margin-bottom="0cm" style:contextual-spacing="false" fo:text-indent="0cm" style:auto-text-indent="false"/>
      <style:text-properties fo:font-size="10.5pt" style:font-size-asian="10.5pt"/>
    </style:style>
    <style:style style:name="P41" style:family="paragraph" style:parent-style-name="Text_20_body">
      <style:paragraph-properties fo:margin-left="0.229cm" fo:margin-right="0cm" fo:margin-top="0.263cm" fo:margin-bottom="0cm" style:contextual-spacing="false" fo:line-height="113%" fo:text-indent="0cm" style:auto-text-indent="false"/>
    </style:style>
    <style:style style:name="P42" style:family="paragraph" style:parent-style-name="Text_20_body">
      <style:paragraph-properties fo:margin-left="0.229cm" fo:margin-right="0cm" fo:margin-top="0.048cm" fo:margin-bottom="0cm" style:contextual-spacing="false" fo:line-height="113%" fo:text-indent="0cm" style:auto-text-indent="false"/>
    </style:style>
    <style:style style:name="P43" style:family="paragraph" style:parent-style-name="Text_20_body">
      <style:paragraph-properties fo:margin-left="0.229cm" fo:margin-right="0.344cm" fo:line-height="113%" fo:text-indent="0cm" style:auto-text-indent="false"/>
    </style:style>
    <style:style style:name="P44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fo:font-size="7.5pt" style:font-size-asian="7.5pt"/>
    </style:style>
    <style:style style:name="P45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9pt" style:font-size-asian="9pt"/>
    </style:style>
    <style:style style:name="P46" style:family="paragraph" style:parent-style-name="Text_20_body">
      <style:paragraph-properties fo:margin-left="0cm" fo:margin-right="0cm" fo:margin-top="0.34cm" fo:margin-bottom="0cm" style:contextual-spacing="false" fo:text-indent="0cm" style:auto-text-indent="false"/>
      <style:text-properties fo:font-size="9pt" style:font-size-asian="9pt"/>
    </style:style>
    <style:style style:name="P47" style:family="paragraph" style:parent-style-name="Text_20_body">
      <style:paragraph-properties fo:margin-left="0cm" fo:margin-right="0.226cm" fo:margin-top="0.002cm" fo:margin-bottom="0cm" style:contextual-spacing="false" fo:text-align="end" style:justify-single-word="false" fo:text-indent="0cm" style:auto-text-indent="false"/>
    </style:style>
    <style:style style:name="P48" style:family="paragraph" style:parent-style-name="Text_20_body">
      <style:paragraph-properties fo:margin-left="0.217cm" fo:margin-right="0cm" fo:margin-top="0.002cm" fo:margin-bottom="0cm" style:contextual-spacing="false" fo:text-indent="0cm" style:auto-text-indent="false"/>
    </style:style>
    <style:style style:name="P49" style:family="paragraph" style:parent-style-name="Text_20_body">
      <style:paragraph-properties fo:margin-left="0.217cm" fo:margin-right="0cm" fo:margin-top="0.323cm" fo:margin-bottom="0cm" style:contextual-spacing="false" fo:text-indent="0cm" style:auto-text-indent="false" fo:break-before="column"/>
    </style:style>
    <style:style style:name="P50" style:family="paragraph" style:parent-style-name="Text_20_body">
      <style:paragraph-properties fo:margin-left="0.217cm" fo:margin-right="0cm" fo:margin-top="0.277cm" fo:margin-bottom="0cm" style:contextual-spacing="false" fo:text-indent="0cm" style:auto-text-indent="false" fo:break-before="column"/>
    </style:style>
    <style:style style:name="P51" style:family="paragraph" style:parent-style-name="Text_20_body">
      <style:paragraph-properties fo:margin-left="0.217cm" fo:margin-right="0cm" fo:margin-top="0.153cm" fo:margin-bottom="0cm" style:contextual-spacing="false" fo:text-indent="0cm" style:auto-text-indent="false" fo:break-before="column"/>
    </style:style>
    <style:style style:name="P52" style:family="paragraph" style:parent-style-name="Text_20_body">
      <style:paragraph-properties fo:margin-left="0.229cm" fo:margin-right="0cm" fo:margin-top="0.002cm" fo:margin-bottom="0cm" style:contextual-spacing="false" fo:text-indent="0cm" style:auto-text-indent="false"/>
    </style:style>
    <style:style style:name="P53" style:family="paragraph" style:parent-style-name="Text_20_body">
      <style:paragraph-properties fo:margin-left="0.229cm" fo:margin-right="0cm" fo:text-indent="0cm" style:auto-text-indent="false"/>
    </style:style>
    <style:style style:name="P54" style:family="paragraph" style:parent-style-name="Text_20_body">
      <style:paragraph-properties fo:margin-left="1.341cm" fo:margin-right="9.881cm" fo:margin-top="0.379cm" fo:margin-bottom="0cm" style:contextual-spacing="false" fo:line-height="120%" fo:text-indent="-0.328cm" style:auto-text-indent="false"/>
    </style:style>
    <style:style style:name="P55" style:family="paragraph" style:parent-style-name="Text_20_body">
      <style:paragraph-properties fo:margin-left="2.72cm" fo:margin-right="0cm" fo:margin-top="0cm" fo:margin-bottom="0cm" style:contextual-spacing="false" fo:line-height="0.347cm" fo:text-indent="0cm" style:auto-text-indent="false"/>
    </style:style>
    <style:style style:name="P56" style:family="paragraph" style:parent-style-name="Title" style:master-page-name="Standard">
      <style:paragraph-properties style:page-number="auto"/>
    </style:style>
    <style:style style:name="P57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0.016cm"/>
    </style:style>
    <style:style style:name="T2" style:family="text">
      <style:text-properties fo:letter-spacing="0.018cm"/>
    </style:style>
    <style:style style:name="T3" style:family="text">
      <style:text-properties fo:letter-spacing="-0.004cm"/>
    </style:style>
    <style:style style:name="T4" style:family="text">
      <style:text-properties fo:color="#212121" loext:opacity="100%" fo:font-size="9pt" style:font-size-asian="9pt"/>
    </style:style>
    <style:style style:name="T5" style:family="text">
      <style:text-properties fo:color="#212121" loext:opacity="100%" fo:font-size="9pt" fo:letter-spacing="-0.009cm" style:font-size-asian="9pt"/>
    </style:style>
    <style:style style:name="T6" style:family="text">
      <style:text-properties fo:color="#212121" loext:opacity="100%" fo:font-size="9pt" fo:letter-spacing="-0.005cm" style:font-size-asian="9pt"/>
    </style:style>
    <style:style style:name="T7" style:family="text">
      <style:text-properties fo:color="#212121" loext:opacity="100%" fo:font-size="9pt" fo:letter-spacing="-0.004cm" style:font-size-asian="9pt"/>
    </style:style>
    <style:style style:name="T8" style:family="text">
      <style:text-properties fo:color="#212121" loext:opacity="100%" fo:font-size="9pt" style:text-underline-style="none" style:font-size-asian="9pt"/>
    </style:style>
    <style:style style:name="T9" style:family="text">
      <style:text-properties fo:color="#212121" loext:opacity="100%" fo:font-size="9pt" fo:letter-spacing="-0.026cm" style:text-underline-style="none" style:font-size-asian="9pt"/>
    </style:style>
    <style:style style:name="T10" style:family="text">
      <style:text-properties fo:font-size="9pt" style:font-size-asian="9pt"/>
    </style:style>
    <style:style style:name="T11" style:family="text">
      <style:text-properties fo:color="#0000ed" loext:opacity="100%" fo:font-size="9pt" style:text-underline-style="solid" style:text-underline-width="auto" style:text-underline-color="#0000ed" style:font-size-asian="9pt"/>
    </style:style>
    <style:style style:name="T12" style:family="text">
      <style:text-properties fo:color="#0000ed" loext:opacity="100%" fo:font-size="9pt" style:text-underline-style="none" style:font-size-asian="9pt"/>
    </style:style>
    <style:style style:name="T13" style:family="text">
      <style:text-properties fo:letter-spacing="-0.016cm"/>
    </style:style>
    <style:style style:name="T14" style:family="text">
      <style:text-properties fo:font-size="9.5pt" fo:letter-spacing="-0.007cm" style:font-size-asian="9.5pt"/>
    </style:style>
    <style:style style:name="T15" style:family="text">
      <style:text-properties fo:font-size="9.5pt" style:font-size-asian="9.5pt"/>
    </style:style>
    <style:style style:name="T16" style:family="text">
      <style:text-properties fo:font-size="9.5pt" fo:letter-spacing="-0.004cm" style:font-size-asian="9.5pt"/>
    </style:style>
    <style:style style:name="T17" style:family="text">
      <style:text-properties fo:font-size="8.5pt" fo:letter-spacing="-0.007cm" style:font-size-asian="8.5pt"/>
    </style:style>
    <style:style style:name="T18" style:family="text">
      <style:text-properties fo:font-size="8.5pt" style:font-size-asian="8.5pt"/>
    </style:style>
    <style:style style:name="T19" style:family="text">
      <style:text-properties fo:font-size="8.5pt" fo:letter-spacing="-0.016cm" style:font-size-asian="8.5pt"/>
    </style:style>
    <style:style style:name="T20" style:family="text">
      <style:text-properties fo:font-size="8.5pt" fo:letter-spacing="-0.004cm" style:font-size-asian="8.5pt"/>
    </style:style>
    <style:style style:name="T21" style:family="text">
      <style:text-properties fo:font-size="8.5pt" fo:letter-spacing="-0.004cm" fo:font-weight="bold" style:font-size-asian="8.5pt" style:font-weight-asian="bold"/>
    </style:style>
    <style:style style:name="T22" style:family="text">
      <style:text-properties fo:font-size="8.5pt" fo:letter-spacing="0.011cm" style:font-size-asian="8.5pt"/>
    </style:style>
    <style:style style:name="T23" style:family="text">
      <style:text-properties fo:font-size="8.5pt" fo:letter-spacing="0.002cm" style:font-size-asian="8.5pt"/>
    </style:style>
    <style:style style:name="T24" style:family="text">
      <style:text-properties fo:font-size="8.5pt" fo:letter-spacing="0.002cm" fo:font-weight="bold" style:font-size-asian="8.5pt" style:font-weight-asian="bold"/>
    </style:style>
    <style:style style:name="T25" style:family="text">
      <style:text-properties fo:font-size="8.5pt" fo:letter-spacing="0.004cm" style:font-size-asian="8.5pt"/>
    </style:style>
    <style:style style:name="T26" style:family="text">
      <style:text-properties fo:font-size="8.5pt" fo:letter-spacing="0.007cm" style:font-size-asian="8.5pt"/>
    </style:style>
    <style:style style:name="T27" style:family="text">
      <style:text-properties fo:font-size="8.5pt" fo:letter-spacing="0.007cm" fo:font-weight="bold" style:font-size-asian="8.5pt" style:font-weight-asian="bold"/>
    </style:style>
    <style:style style:name="T28" style:family="text">
      <style:text-properties fo:font-size="8.5pt" fo:letter-spacing="0.014cm" style:font-size-asian="8.5pt"/>
    </style:style>
    <style:style style:name="T29" style:family="text">
      <style:text-properties fo:font-size="8.5pt" fo:letter-spacing="-0.009cm" style:font-size-asian="8.5pt"/>
    </style:style>
    <style:style style:name="T30" style:family="text">
      <style:text-properties fo:font-size="8.5pt" fo:letter-spacing="0.005cm" style:font-size-asian="8.5pt"/>
    </style:style>
    <style:style style:name="T31" style:family="text">
      <style:text-properties fo:font-size="8.5pt" fo:font-weight="bold" style:font-size-asian="8.5pt" style:font-weight-asian="bold"/>
    </style:style>
    <style:style style:name="T32" style:family="text">
      <style:text-properties fo:font-size="8.5pt" fo:letter-spacing="-0.011cm" fo:font-weight="bold" style:font-size-asian="8.5pt" style:font-weight-asian="bold"/>
    </style:style>
    <style:style style:name="T33" style:family="text">
      <style:text-properties fo:font-size="8.5pt" fo:letter-spacing="-0.011cm" style:font-size-asian="8.5pt"/>
    </style:style>
    <style:style style:name="T34" style:family="text">
      <style:text-properties fo:font-size="8.5pt" fo:letter-spacing="-0.005cm" style:font-size-asian="8.5pt"/>
    </style:style>
    <style:style style:name="T35" style:family="text">
      <style:text-properties fo:font-size="8.5pt" fo:letter-spacing="0.009cm" style:font-size-asian="8.5pt"/>
    </style:style>
    <style:style style:name="T36" style:family="text">
      <style:text-properties fo:font-size="8.5pt" fo:letter-spacing="0.009cm" fo:font-weight="bold" style:font-size-asian="8.5pt" style:font-weight-asian="bold"/>
    </style:style>
    <style:style style:name="T37" style:family="text">
      <style:text-properties fo:font-size="8.5pt" fo:letter-spacing="-0.002cm" style:font-size-asian="8.5pt"/>
    </style:style>
    <style:style style:name="T38" style:family="text">
      <style:text-properties fo:font-size="8.5pt" fo:letter-spacing="-0.002cm" fo:font-weight="bold" style:font-size-asian="8.5pt" style:font-weight-asian="bold"/>
    </style:style>
    <style:style style:name="T39" style:family="text">
      <style:text-properties fo:font-size="8.5pt" fo:letter-spacing="-0.014cm" style:font-size-asian="8.5pt"/>
    </style:style>
    <style:style style:name="T40" style:family="text">
      <style:text-properties fo:font-size="8.5pt" fo:letter-spacing="-0.012cm" style:font-size-asian="8.5pt"/>
    </style:style>
    <style:style style:name="T41" style:family="text">
      <style:text-properties fo:font-size="7.5pt" fo:letter-spacing="-0.004cm" fo:font-style="italic" style:font-size-asian="7.5pt" style:font-style-asian="italic" style:text-scale="105%"/>
    </style:style>
    <style:style style:name="T42" style:family="text">
      <style:text-properties fo:font-size="7.5pt" fo:font-style="italic" style:font-size-asian="7.5pt" style:font-style-asian="italic"/>
    </style:style>
    <style:style style:name="T43" style:family="text">
      <style:text-properties fo:font-size="10.5pt" style:font-size-asian="10.5pt"/>
    </style:style>
    <style:style style:name="T44" style:family="text">
      <style:text-properties fo:font-size="10.5pt" fo:letter-spacing="-0.007cm" style:font-size-asian="10.5pt"/>
    </style:style>
    <style:style style:name="T45" style:family="text">
      <style:text-properties fo:font-size="10.5pt" fo:letter-spacing="-0.004cm" style:font-size-asian="10.5pt"/>
    </style:style>
    <style:style style:name="T46" style:family="text">
      <style:text-properties fo:letter-spacing="0.002cm"/>
    </style:style>
    <style:style style:name="T47" style:family="text">
      <style:text-properties fo:letter-spacing="0.004cm"/>
    </style:style>
    <style:style style:name="T48" style:family="text">
      <style:text-properties fo:letter-spacing="0.004cm" fo:font-weight="bold" style:font-weight-asian="bold"/>
    </style:style>
    <style:style style:name="T49" style:family="text">
      <style:text-properties fo:letter-spacing="-0.007cm"/>
    </style:style>
    <style:style style:name="T50" style:family="text">
      <style:text-properties fo:color="#3fa1ff" loext:opacity="100%" fo:font-size="8.5pt" fo:letter-spacing="-0.004cm" fo:font-style="italic" style:text-underline-style="solid" style:text-underline-width="auto" style:text-underline-color="#3fa1ff" style:font-size-asian="8.5pt" style:font-style-asian="italic"/>
    </style:style>
    <style:style style:name="T51" style:family="text">
      <style:text-properties fo:letter-spacing="-0.018cm"/>
    </style:style>
    <style:style style:name="T52" style:family="text">
      <style:text-properties fo:letter-spacing="-0.018cm" fo:font-weight="normal" style:font-weight-asian="normal"/>
    </style:style>
    <style:style style:name="T53" style:family="text">
      <style:text-properties fo:font-weight="normal" style:font-weight-asian="normal"/>
    </style:style>
    <style:style style:name="T54" style:family="text">
      <style:text-properties fo:font-weight="bold" style:font-weight-asian="bold"/>
    </style:style>
    <style:style style:name="T55" style:family="text">
      <style:text-properties fo:letter-spacing="0.071cm"/>
    </style:style>
    <style:style style:name="T56" style:family="text">
      <style:text-properties fo:letter-spacing="-0.009cm"/>
    </style:style>
    <style:style style:name="T57" style:family="text">
      <style:text-properties fo:letter-spacing="-0.002cm"/>
    </style:style>
    <style:style style:name="T58" style:family="text">
      <style:text-properties fo:letter-spacing="0.005cm"/>
    </style:style>
    <style:style style:name="T59" style:family="text">
      <style:text-properties fo:letter-spacing="0.141cm"/>
    </style:style>
    <style:style style:name="T60" style:family="text">
      <style:text-properties fo:letter-spacing="0.065cm"/>
    </style:style>
    <style:style style:name="Sect1" style:family="section">
      <style:section-properties style:editable="false">
        <style:columns fo:column-count="2">
          <style:column style:rel-width="34585*" fo:start-indent="0cm" fo:end-indent="4.648cm"/>
          <style:column style:rel-width="30950*" fo:start-indent="4.6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46111*" fo:start-indent="0cm" fo:end-indent="1.473cm"/>
          <style:column style:rel-width="19424*" fo:start-indent="1.473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46321*" fo:start-indent="0cm" fo:end-indent="2.168cm"/>
          <style:column style:rel-width="19214*" fo:start-indent="2.168cm" fo:end-indent="0cm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52386*" fo:start-indent="0cm" fo:end-indent="0.351cm"/>
          <style:column style:rel-width="13149*" fo:start-indent="0.351cm" fo:end-indent="0cm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41840*" fo:start-indent="0cm" fo:end-indent="2.334cm"/>
          <style:column style:rel-width="23695*" fo:start-indent="2.334cm" fo:end-indent="0cm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43558*" fo:start-indent="0cm" fo:end-indent="1.362cm"/>
          <style:column style:rel-width="21977*" fo:start-indent="1.362cm" fo:end-indent="0cm"/>
        </style:columns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3.4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6"><text:bookmark text:name="Rohit Jaisingh mahar"/>Rohit<text:span text:style-name="T1"> </text:span>Jaisingh<text:span text:style-name="T2"> </text:span><text:span text:style-name="T3">Mahar</text:span></text:p>
        <text:p text:style-name="P7"><text:bookmark text:name="Contact No: +918928123927"/><text:span text:style-name="T4">Contact</text:span><text:span text:style-name="T5"> </text:span><text:span text:style-name="T4">No:</text:span><text:span text:style-name="T6"> </text:span><text:span text:style-name="T7">+918928123927</text:span></text:p>
        <text:p text:style-name="P8"><text:bookmark text:name="Email: therohitmahar@gmail.com"/><text:span text:style-name="T4">Email: </text:span><text:a xlink:type="simple" xlink:href="mailto:therohitmahar@gmail.com" text:style-name="Default_20_Style" text:visited-style-name="Default_20_Style"><text:span text:style-name="T7">therohitmahar@gmail.com</text:span></text:a></text:p>
        <text:p text:style-name="P18"><text:bookmark text:name="LinkedIn: therohitmahar"/><text:span text:style-name="T4">LinkedIn: </text:span><text:a xlink:type="simple" xlink:href="https://www.linkedin.com/in/therohitmahar/" text:style-name="Default_20_Style" text:visited-style-name="Default_20_Style"><text:span text:style-name="T11">therohitmahar</text:span></text:a><text:span text:style-name="T12"> </text:span><text:bookmark text:name="Github: Therohitmahar"/><text:span text:style-name="T8">Github: </text:span><text:a xlink:type="simple" xlink:href="https://github.com/Therohitmahar" text:style-name="Default_20_Style" text:visited-style-name="Default_20_Style"><text:span text:style-name="T11">Therohitmahar</text:span></text:a><text:span text:style-name="T12"> </text:span><text:bookmark text:name="Leetcode: Therohitmahar"/><text:span text:style-name="T8">Leetcode:</text:span><text:a xlink:type="simple" xlink:href="https://leetcode.com/Therohitmahar/" text:style-name="Default_20_Style" text:visited-style-name="Default_20_Style"><text:span text:style-name="T11">Therohitmahar</text:span></text:a></text:p>
      </text:section>
      <text:section text:style-name="Sect2" text:name="Section1">
        <text:p text:style-name="P37"/>
        <text:h text:style-name="Heading_20_1" text:outline-level="2"><text:bookmark-start text:name="Professional Summary"/><draw:custom-shape text:anchor-type="char" draw:z-index="0" draw:name="Graphic 1" draw:style-name="gr1" draw:text-style-name="P57" svg:width="3.97cm" svg:height="0.054cm" svg:x="0.9cm" svg:y="0.279cm"><text:p/><draw:enhanced-geometry draw:mirror-horizontal="false" draw:mirror-vertical="false" drawooo:sub-view-size="1428750 19050" draw:text-areas="0 0 ?f0 ?f1" svg:viewBox="0 0 0 0" draw:type="ooxml-non-primitive" draw:enhanced-path="M 1428750 19050 L 0 19050 0 0 1428750 0 1428750 19050 Z N"><draw:equation draw:name="f0" draw:formula="logwidth"/><draw:equation draw:name="f1" draw:formula="logheight"/></draw:enhanced-geometry></draw:custom-shape><text:bookmark-end text:name="Professional Summary"/>Professional<text:span text:style-name="T13"> </text:span><text:span text:style-name="T3">Summary</text:span></text:h>
        <text:p text:style-name="P41"><text:bookmark text:name="With recent internship experience and a "/>With recent internship experience and a year of hands-on project work, I am a proficient front-end developer specializing in React, JavaScript, HTML, CSS, Redux, TypeScript, and Node.js. Recognized for my collaborative approach and problem-solving skills during the internship, I am committed to making a significant impact in the field.</text:p>
        <text:p text:style-name="P46"/>
      </text:section>
      <text:section text:style-name="Sect3" text:name="Section2">
        <text:p text:style-name="P9"><text:bookmark-start text:name="Internship and Certifications"/><draw:custom-shape text:anchor-type="char" draw:z-index="1" draw:name="Graphic 3" draw:style-name="gr1" draw:text-style-name="P57" svg:width="3.97cm" svg:height="0.054cm" svg:x="0.9cm" svg:y="0.457cm"><text:p/><draw:enhanced-geometry draw:mirror-horizontal="false" draw:mirror-vertical="false" drawooo:sub-view-size="1428750 19050" draw:text-areas="0 0 ?f0 ?f1" svg:viewBox="0 0 0 0" draw:type="ooxml-non-primitive" draw:enhanced-path="M 1428750 19049 L 0 19049 0 0 1428750 0 1428750 19049 Z N"><draw:equation draw:name="f0" draw:formula="logwidth"/><draw:equation draw:name="f1" draw:formula="logheight"/></draw:enhanced-geometry></draw:custom-shape><text:bookmark-end text:name="Internship and Certifications"/><text:span text:style-name="T43">Internship</text:span><text:span text:style-name="T44"> </text:span><text:span text:style-name="T43">and</text:span><text:span text:style-name="T44"> </text:span><text:span text:style-name="T45">Certifications</text:span></text:p>
        <text:p text:style-name="P10"><text:bookmark text:name="LineupX | Front-end developer  November "/><text:span text:style-name="T31">LineupX</text:span><text:span text:style-name="T32"> </text:span><text:span text:style-name="T18">| Front-end </text:span><text:span text:style-name="T20">developer</text:span></text:p>
        <text:list xml:id="list3814768208" text:style-name="WWNum1">
          <text:list-item>
            <text:p text:style-name="P3"><text:bookmark text:name="Collaborated on AI-driven SaaS features "/><text:span text:style-name="T18">Collaborated</text:span><text:span text:style-name="T30"> </text:span><text:span text:style-name="T18">on</text:span><text:span text:style-name="T26"> </text:span><text:span text:style-name="T18">AI-driven</text:span><text:span text:style-name="T30"> </text:span><text:span text:style-name="T18">SaaS</text:span><text:span text:style-name="T26"> </text:span><text:span text:style-name="T18">features</text:span><text:span text:style-name="T30"> </text:span><text:span text:style-name="T18">with</text:span><text:span text:style-name="T26"> </text:span><text:span text:style-name="T18">a</text:span><text:span text:style-name="T30"> </text:span><text:span text:style-name="T18">diverse</text:span><text:span text:style-name="T26"> </text:span><text:span text:style-name="T18">tech</text:span><text:span text:style-name="T30"> </text:span><text:span text:style-name="T20">stack.</text:span></text:p>
          </text:list-item>
          <text:list-item>
            <text:p text:style-name="P4"><text:span text:style-name="T18">Utilized</text:span><text:span text:style-name="T25"> </text:span><text:span text:style-name="T18">Next.js,</text:span><text:span text:style-name="T25"> </text:span><text:span text:style-name="T18">React,</text:span><text:span text:style-name="T25"> </text:span><text:span text:style-name="T18">SCSS,</text:span><text:span text:style-name="T30"> </text:span><text:span text:style-name="T18">and</text:span><text:span text:style-name="T25"> </text:span><text:span text:style-name="T18">Material</text:span><text:span text:style-name="T25"> </text:span><text:span text:style-name="T18">UI</text:span><text:span text:style-name="T25"> </text:span><text:span text:style-name="T18">for</text:span><text:span text:style-name="T30"> </text:span><text:span text:style-name="T18">feature</text:span><text:span text:style-name="T25"> </text:span><text:span text:style-name="T20">development.</text:span></text:p>
          </text:list-item>
          <text:list-item>
            <text:p text:style-name="P4"><text:span text:style-name="T18">Translated</text:span><text:span text:style-name="T17"> </text:span><text:span text:style-name="T18">Figma</text:span><text:span text:style-name="T34"> </text:span><text:span text:style-name="T18">designs</text:span><text:span text:style-name="T17"> </text:span><text:span text:style-name="T18">into</text:span><text:span text:style-name="T34"> </text:span><text:span text:style-name="T18">user-friendly,</text:span><text:span text:style-name="T34"> </text:span><text:span text:style-name="T18">responsive</text:span><text:span text:style-name="T17"> </text:span><text:span text:style-name="T20">interfaces.</text:span></text:p>
          </text:list-item>
          <text:list-item>
            <text:p text:style-name="P5"><text:span text:style-name="T18">Integrated</text:span><text:span text:style-name="T25"> </text:span><text:span text:style-name="T18">Redux</text:span><text:span text:style-name="T30"> </text:span><text:span text:style-name="T18">for</text:span><text:span text:style-name="T25"> </text:span><text:span text:style-name="T18">efficient</text:span><text:span text:style-name="T30"> </text:span><text:span text:style-name="T18">front-end</text:span><text:span text:style-name="T25"> </text:span><text:span text:style-name="T18">to</text:span><text:span text:style-name="T30"> </text:span><text:span text:style-name="T18">back-end</text:span><text:span text:style-name="T30"> </text:span><text:span text:style-name="T20">communication.</text:span></text:p>
          </text:list-item>
          <text:list-item>
            <text:p text:style-name="P4"><text:span text:style-name="T18">Actively</text:span><text:span text:style-name="T26"> </text:span><text:span text:style-name="T18">contributed</text:span><text:span text:style-name="T26"> </text:span><text:span text:style-name="T18">to</text:span><text:span text:style-name="T35"> </text:span><text:span text:style-name="T18">bug</text:span><text:span text:style-name="T26"> </text:span><text:span text:style-name="T18">resolution</text:span><text:span text:style-name="T26"> </text:span><text:span text:style-name="T18">and</text:span><text:span text:style-name="T35"> </text:span><text:span text:style-name="T18">platform</text:span><text:span text:style-name="T26"> </text:span><text:span text:style-name="T18">optimization</text:span><text:span text:style-name="T35"> </text:span><text:span text:style-name="T20">efforts.</text:span></text:p>
          </text:list-item>
        </text:list>
        <text:p text:style-name="P11"><text:bookmark text:name="Newton School | Intern  July 2022 - Augu"/><text:span text:style-name="T31">Newton</text:span><text:span text:style-name="T27"> </text:span><text:span text:style-name="T31">School</text:span><text:span text:style-name="T36"> </text:span><text:span text:style-name="T18">|</text:span><text:span text:style-name="T35"> </text:span><text:span text:style-name="T20">Intern</text:span></text:p>
        <text:list xml:id="list232809750406354" text:continue-numbering="true" text:style-name="WWNum1">
          <text:list-item>
            <text:p text:style-name="P3"><text:bookmark text:name="Full Stack Web Development and Data Stru"/><text:span text:style-name="T18">Full</text:span><text:span text:style-name="T37"> </text:span><text:span text:style-name="T18">Stack Web Development and Data Structures with Problem Solving </text:span><text:span text:style-name="T20">Skills.</text:span></text:p>
          </text:list-item>
          <text:list-item>
            <text:p text:style-name="P4"><text:span text:style-name="T18">Tech</text:span><text:span text:style-name="T39"> </text:span><text:span text:style-name="T18">Stack</text:span><text:span text:style-name="T40"> </text:span><text:span text:style-name="T18">Learnt</text:span><text:span text:style-name="T40"> </text:span><text:span text:style-name="T18">:</text:span><text:span text:style-name="T40"> </text:span><text:span text:style-name="T20">HTML,CSS,JavaScript,React,Java.</text:span></text:p>
          </text:list-item>
          <text:list-item>
            <text:p text:style-name="P4"><text:span text:style-name="T18">Participated</text:span><text:span text:style-name="T26"> </text:span><text:span text:style-name="T18">in</text:span><text:span text:style-name="T35"> </text:span><text:span text:style-name="T18">coding</text:span><text:span text:style-name="T35"> </text:span><text:span text:style-name="T18">competitions</text:span><text:span text:style-name="T26"> </text:span><text:span text:style-name="T18">held</text:span><text:span text:style-name="T35"> </text:span><text:span text:style-name="T18">by</text:span><text:span text:style-name="T35"> </text:span><text:span text:style-name="T18">Newton</text:span><text:span text:style-name="T26"> </text:span><text:span text:style-name="T20">School.</text:span></text:p>
          </text:list-item>
          <text:list-item>
            <text:p text:style-name="P5"><text:span text:style-name="T18">Worked</text:span><text:span text:style-name="T33"> </text:span><text:span text:style-name="T18">on</text:span><text:span text:style-name="T33"> </text:span><text:span text:style-name="T18">Various</text:span><text:span text:style-name="T33"> </text:span><text:span text:style-name="T20">Projects.</text:span></text:p>
          </text:list-item>
        </text:list>
        <text:p text:style-name="P19"/>
        <text:p text:style-name="P34"/>
        <text:p text:style-name="P47">November<text:span text:style-name="T46"> </text:span>2023<text:span text:style-name="T46"> </text:span>-<text:span text:style-name="T46"> </text:span><text:span text:style-name="T3">Present</text:span></text:p>
        <text:p text:style-name="P33"/>
        <text:p text:style-name="P33"/>
        <text:p text:style-name="P33"/>
        <text:p text:style-name="P33"/>
        <text:p text:style-name="P33"/>
        <text:p text:style-name="P35"/>
        <text:p text:style-name="P47">July<text:span text:style-name="T46"> </text:span>2022<text:span text:style-name="T46"> </text:span>-<text:span text:style-name="T47"> </text:span>August<text:span text:style-name="T46"> </text:span><text:span text:style-name="T49">2023</text:span></text:p>
      </text:section>
      <text:section text:style-name="Sect2" text:name="Section3">
        <text:p text:style-name="P38"/>
        <text:h text:style-name="Heading_20_1" text:outline-level="2"><text:bookmark-start text:name="Education1"/><draw:custom-shape text:anchor-type="char" draw:z-index="5" draw:name="Graphic 7" draw:style-name="gr1" draw:text-style-name="P57" svg:width="3.97cm" svg:height="0.054cm" svg:x="0.9cm" svg:y="0.279cm"><text:p/><draw:enhanced-geometry draw:mirror-horizontal="false" draw:mirror-vertical="false" drawooo:sub-view-size="1428750 19050" draw:text-areas="0 0 ?f0 ?f1" svg:viewBox="0 0 0 0" draw:type="ooxml-non-primitive" draw:enhanced-path="M 1428750 19049 L 0 19049 0 0 1428750 0 1428750 19049 Z N"><draw:equation draw:name="f0" draw:formula="logwidth"/><draw:equation draw:name="f1" draw:formula="logheight"/></draw:enhanced-geometry></draw:custom-shape><text:bookmark-end text:name="Education1"/><text:span text:style-name="T3">Education</text:span></text:h>
        <text:p text:style-name="P4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20"><text:span text:style-name="T14">Year</text:span></text:p>
            </table:table-cell>
            <table:table-cell table:style-name="Table1.A1" office:value-type="string">
              <text:p text:style-name="P27"><text:span text:style-name="T16">Degree/Examination</text:span></text:p>
            </table:table-cell>
            <table:table-cell table:style-name="Table1.A1" office:value-type="string">
              <text:p text:style-name="P21"><text:span text:style-name="T16">Institution/Board</text:span></text:p>
            </table:table-cell>
            <table:table-cell table:style-name="Table1.A1" office:value-type="string">
              <text:p text:style-name="P22"><text:span text:style-name="T16">CGPA/Percentage</text:span></text:p>
            </table:table-cell>
          </table:table-row>
          <table:table-row table:style-name="Table1.2">
            <table:table-cell table:style-name="Table1.A1" office:value-type="string">
              <text:p text:style-name="P30"/>
              <text:p text:style-name="P25"><text:bookmark text:name="20211"/><text:span text:style-name="T17">2021</text:span></text:p>
            </table:table-cell>
            <table:table-cell table:style-name="Table1.A1" office:value-type="string">
              <text:p text:style-name="P31"><text:bookmark text:name="Bachelor of Computer Applications (Compu1"/><text:span text:style-name="T18">Bachelor of Computer Applications</text:span><text:span text:style-name="T19"> </text:span><text:span text:style-name="T18">(Computer </text:span><text:span text:style-name="T20">Applications)</text:span></text:p>
            </table:table-cell>
            <table:table-cell table:style-name="Table1.A1" office:value-type="string">
              <text:p text:style-name="P30"/>
              <text:p text:style-name="P28"><text:bookmark text:name="Chandrabhan Sharma College1"/><text:span text:style-name="T18">Chandrabhan</text:span><text:span text:style-name="T22"> </text:span><text:span text:style-name="T18">Sharma</text:span><text:span text:style-name="T22"> </text:span><text:span text:style-name="T20">College</text:span></text:p>
            </table:table-cell>
            <table:table-cell table:style-name="Table1.A1" office:value-type="string">
              <text:p text:style-name="P32"/>
              <text:p text:style-name="P23"><text:bookmark text:name="79.0%1"/><text:span text:style-name="T41">79.0%</text:span></text:p>
            </table:table-cell>
          </table:table-row>
          <table:table-row table:style-name="Table1.3">
            <table:table-cell table:style-name="Table1.A1" office:value-type="string">
              <text:p text:style-name="P26"><text:bookmark text:name="20181"/><text:span text:style-name="T17">2018</text:span></text:p>
            </table:table-cell>
            <table:table-cell table:style-name="Table1.A1" office:value-type="string">
              <text:p text:style-name="P29"><text:bookmark text:name="Intermediate (Class XII)1"/><text:span text:style-name="T18">Intermediate</text:span><text:span text:style-name="T23"> </text:span><text:span text:style-name="T18">(Class</text:span><text:span text:style-name="T25"> </text:span><text:span text:style-name="T17">XII)</text:span></text:p>
            </table:table-cell>
            <table:table-cell table:style-name="Table1.A1" office:value-type="string">
              <text:p text:style-name="P29"><text:bookmark text:name="SM Shetty College1"/><text:span text:style-name="T18">SM</text:span><text:span text:style-name="T26"> </text:span><text:span text:style-name="T18">Shetty</text:span><text:span text:style-name="T26"> </text:span><text:span text:style-name="T20">College</text:span></text:p>
            </table:table-cell>
            <table:table-cell table:style-name="Table1.A1" office:value-type="string">
              <text:p text:style-name="P24"><text:bookmark text:name="57.0%1"/><text:span text:style-name="T41">57.0%</text:span></text:p>
            </table:table-cell>
          </table:table-row>
          <table:table-row table:style-name="Table1.3">
            <table:table-cell table:style-name="Table1.A1" office:value-type="string">
              <text:p text:style-name="P26"><text:bookmark text:name="20161"/><text:span text:style-name="T17">2016</text:span></text:p>
            </table:table-cell>
            <table:table-cell table:style-name="Table1.A1" office:value-type="string">
              <text:p text:style-name="P29"><text:bookmark text:name="Matriculation (Class X)1"/><text:span text:style-name="T18">Matriculation</text:span><text:span text:style-name="T28"> </text:span><text:span text:style-name="T18">(Class</text:span><text:span text:style-name="T28"> </text:span><text:span text:style-name="T29">X)</text:span></text:p>
            </table:table-cell>
            <table:table-cell table:style-name="Table1.A1" office:value-type="string">
              <text:p text:style-name="P29"><text:bookmark text:name="National High School1"/><text:span text:style-name="T18">National</text:span><text:span text:style-name="T30"> </text:span><text:span text:style-name="T18">High</text:span><text:span text:style-name="T22"> </text:span><text:span text:style-name="T20">School</text:span></text:p>
            </table:table-cell>
            <table:table-cell table:style-name="Table1.A1" office:value-type="string">
              <text:p text:style-name="P24"><text:bookmark text:name="78.0%1"/><text:span text:style-name="T41">78.0%</text:span></text:p>
            </table:table-cell>
          </table:table-row>
        </table:table>
        <text:p text:style-name="P45"/>
      </text:section>
      <text:section text:style-name="Sect4" text:name="Section4">
        <text:h text:style-name="P1" text:outline-level="2"><text:bookmark-start text:name="Projects"/><draw:custom-shape text:anchor-type="char" draw:z-index="2" draw:name="Graphic 4" draw:style-name="gr1" draw:text-style-name="P57" svg:width="3.97cm" svg:height="0.054cm" svg:x="0.9cm" svg:y="0.457cm"><text:p/><draw:enhanced-geometry draw:mirror-horizontal="false" draw:mirror-vertical="false" drawooo:sub-view-size="1428750 19050" draw:text-areas="0 0 ?f0 ?f1" svg:viewBox="0 0 0 0" draw:type="ooxml-non-primitive" draw:enhanced-path="M 1428750 19050 L 0 19050 0 0 1428750 0 1428750 19050 Z N"><draw:equation draw:name="f0" draw:formula="logwidth"/><draw:equation draw:name="f1" draw:formula="logheight"/></draw:enhanced-geometry></draw:custom-shape><text:bookmark-end text:name="Projects"/><text:span text:style-name="T3">Projects</text:span></text:h>
        <text:p text:style-name="P12"><text:bookmark text:name="Meesho Clone | Newton School (link)  Jul"/><text:span text:style-name="T31">Meesho</text:span><text:span text:style-name="T27"> </text:span><text:span text:style-name="T31">Clone</text:span><text:span text:style-name="T36"> </text:span><text:span text:style-name="T18">|</text:span><text:span text:style-name="T26"> </text:span><text:span text:style-name="T18">Newton</text:span><text:span text:style-name="T26"> </text:span><text:span text:style-name="T18">School</text:span><text:span text:style-name="T26"> </text:span><text:a xlink:type="simple" xlink:href="https://meesho-reboot.vercel.app/" text:style-name="Default_20_Style" text:visited-style-name="Default_20_Style"><text:span text:style-name="T50">(link)</text:span></text:a></text:p>
        <text:h text:style-name="Heading_20_2" text:outline-level="3"><text:bookmark text:name="Features: - Search Bar: Users can search"/>Features:<text:span text:style-name="T47"> </text:span><text:span text:style-name="T52">-</text:span></text:h>
        <text:list xml:id="list232807961111483" text:continue-numbering="true" text:style-name="WWNum1">
          <text:list-item>
            <text:p text:style-name="P4"><text:span text:style-name="T18">Search</text:span><text:span text:style-name="T23"> </text:span><text:span text:style-name="T18">Bar:</text:span><text:span text:style-name="T23"> </text:span><text:span text:style-name="T18">Users</text:span><text:span text:style-name="T23"> </text:span><text:span text:style-name="T18">can</text:span><text:span text:style-name="T23"> </text:span><text:span text:style-name="T18">search</text:span><text:span text:style-name="T23"> </text:span><text:span text:style-name="T18">for</text:span><text:span text:style-name="T23"> </text:span><text:span text:style-name="T18">products</text:span><text:span text:style-name="T23"> </text:span><text:span text:style-name="T18">using</text:span><text:span text:style-name="T23"> </text:span><text:span text:style-name="T18">a</text:span><text:span text:style-name="T23"> </text:span><text:span text:style-name="T18">convenient</text:span><text:span text:style-name="T23"> </text:span><text:span text:style-name="T18">search</text:span><text:span text:style-name="T23"> </text:span><text:span text:style-name="T17">bar.</text:span></text:p>
          </text:list-item>
        </text:list>
        <text:p text:style-name="P19"/>
        <text:p text:style-name="P36"/>
        <text:p text:style-name="P48">July<text:span text:style-name="T47"> </text:span>2023<text:span text:style-name="T47"> </text:span>-<text:span text:style-name="T47"> </text:span>July<text:span text:style-name="T47"> </text:span><text:span text:style-name="T49">2023</text:span></text:p>
      </text:section>
      <text:section text:style-name="Sect2" text:name="Section5">
        <text:list xml:id="list232809285740400" text:continue-numbering="true" text:style-name="WWNum1">
          <text:list-item>
            <text:p text:style-name="P4"><text:span text:style-name="T18">Navigation</text:span><text:span text:style-name="T23"> </text:span><text:span text:style-name="T18">Bar</text:span><text:span text:style-name="T23"> </text:span><text:span text:style-name="T18">(React</text:span><text:span text:style-name="T23"> </text:span><text:span text:style-name="T18">Router):</text:span><text:span text:style-name="T23"> </text:span><text:span text:style-name="T18">The</text:span><text:span text:style-name="T23"> </text:span><text:span text:style-name="T18">app</text:span><text:span text:style-name="T23"> </text:span><text:span text:style-name="T18">utilizes</text:span><text:span text:style-name="T25"> </text:span><text:span text:style-name="T18">React</text:span><text:span text:style-name="T23"> </text:span><text:span text:style-name="T18">Router</text:span><text:span text:style-name="T23"> </text:span><text:span text:style-name="T18">for</text:span><text:span text:style-name="T23"> </text:span><text:span text:style-name="T18">smooth</text:span><text:span text:style-name="T23"> </text:span><text:span text:style-name="T18">navigation</text:span><text:span text:style-name="T23"> </text:span><text:span text:style-name="T18">between</text:span><text:span text:style-name="T25"> </text:span><text:span text:style-name="T18">different</text:span><text:span text:style-name="T23"> </text:span><text:span text:style-name="T20">sections.</text:span></text:p>
          </text:list-item>
          <text:list-item>
            <text:p text:style-name="P5"><text:span text:style-name="T18">Add</text:span><text:span text:style-name="T23"> </text:span><text:span text:style-name="T18">to</text:span><text:span text:style-name="T25"> </text:span><text:span text:style-name="T18">Cart:</text:span><text:span text:style-name="T25"> </text:span><text:span text:style-name="T18">Users</text:span><text:span text:style-name="T25"> </text:span><text:span text:style-name="T18">can</text:span><text:span text:style-name="T25"> </text:span><text:span text:style-name="T18">add</text:span><text:span text:style-name="T23"> </text:span><text:span text:style-name="T18">products</text:span><text:span text:style-name="T25"> </text:span><text:span text:style-name="T18">to</text:span><text:span text:style-name="T25"> </text:span><text:span text:style-name="T18">their</text:span><text:span text:style-name="T25"> </text:span><text:span text:style-name="T18">cart</text:span><text:span text:style-name="T25"> </text:span><text:span text:style-name="T18">for</text:span><text:span text:style-name="T25"> </text:span><text:span text:style-name="T18">later</text:span><text:span text:style-name="T23"> </text:span><text:span text:style-name="T20">purchase.</text:span></text:p>
          </text:list-item>
          <text:list-item>
            <text:p text:style-name="P4"><text:span text:style-name="T18">Checkout: The</text:span><text:span text:style-name="T23"> </text:span><text:span text:style-name="T18">app</text:span><text:span text:style-name="T23"> </text:span><text:span text:style-name="T18">ensures</text:span><text:span text:style-name="T23"> </text:span><text:span text:style-name="T18">a</text:span><text:span text:style-name="T23"> </text:span><text:span text:style-name="T18">seamless and</text:span><text:span text:style-name="T23"> </text:span><text:span text:style-name="T18">hassle-free</text:span><text:span text:style-name="T23"> </text:span><text:span text:style-name="T18">checkout</text:span><text:span text:style-name="T23"> </text:span><text:span text:style-name="T18">process</text:span><text:span text:style-name="T23"> </text:span><text:span text:style-name="T18">with</text:span><text:span text:style-name="T23"> </text:span><text:span text:style-name="T18">multiple payment</text:span><text:span text:style-name="T23"> </text:span><text:span text:style-name="T20">methods.</text:span></text:p>
          </text:list-item>
          <text:list-item>
            <text:p text:style-name="P4"><text:span text:style-name="T18">Pagination:</text:span><text:span text:style-name="T25"> </text:span><text:span text:style-name="T18">Users</text:span><text:span text:style-name="T25"> </text:span><text:span text:style-name="T18">can</text:span><text:span text:style-name="T30"> </text:span><text:span text:style-name="T18">easily</text:span><text:span text:style-name="T25"> </text:span><text:span text:style-name="T18">navigate</text:span><text:span text:style-name="T30"> </text:span><text:span text:style-name="T18">through</text:span><text:span text:style-name="T25"> </text:span><text:span text:style-name="T18">the</text:span><text:span text:style-name="T30"> </text:span><text:span text:style-name="T18">product</text:span><text:span text:style-name="T25"> </text:span><text:span text:style-name="T18">catalog</text:span><text:span text:style-name="T30"> </text:span><text:span text:style-name="T18">using</text:span><text:span text:style-name="T25"> </text:span><text:span text:style-name="T20">pagination.</text:span></text:p>
          </text:list-item>
        </text:list>
        <text:p text:style-name="P13"><text:span text:style-name="T31">Tech</text:span><text:span text:style-name="T24"> </text:span><text:span text:style-name="T31">Stack</text:span><text:span text:style-name="T24"> </text:span><text:span text:style-name="T31">Used:</text:span><text:span text:style-name="T24"> </text:span><text:span text:style-name="T18">React.js,</text:span><text:span text:style-name="T23"> </text:span><text:span text:style-name="T18">JavaScript,</text:span><text:span text:style-name="T23"> </text:span><text:span text:style-name="T18">HTML, </text:span><text:span text:style-name="T17">CSS.</text:span></text:p>
        <text:p text:style-name="P43"><text:span text:style-name="T54">Description: </text:span>Meesho Clone is a streamlined React-based e-commerce app that offers a seamless shopping experience. With<text:span text:style-name="T55"> </text:span>a user-friendly interface and essential features, such as search, navigation, cart management, checkout, and product</text:p>
        <text:p text:style-name="P52"><text:span text:style-name="T3">browsing,</text:span></text:p>
      </text:section>
      <text:section text:style-name="Sect5" text:name="Section6">
        <text:p text:style-name="P14"><text:bookmark text:name="Budget App | Newton School (link)  July "/><text:span text:style-name="T31">Budget</text:span><text:span text:style-name="T36"> </text:span><text:span text:style-name="T31">App</text:span><text:span text:style-name="T38"> </text:span><text:span text:style-name="T18">|</text:span><text:span text:style-name="T35"> </text:span><text:span text:style-name="T18">Newton</text:span><text:span text:style-name="T26"> </text:span><text:span text:style-name="T18">School</text:span><text:span text:style-name="T35"> </text:span><text:a xlink:type="simple" xlink:href="https://budget-app-therohitmahar.vercel.app/" text:style-name="Default_20_Style" text:visited-style-name="Default_20_Style"><text:span text:style-name="T50">(link)</text:span></text:a></text:p>
        <text:h text:style-name="Heading_20_2" text:outline-level="3"><text:bookmark text:name="Features : Add, Delete, View the Budget "/>Features<text:span text:style-name="T56"> </text:span><text:span text:style-name="T51">:</text:span></text:h>
        <text:list xml:id="list232809118520853" text:continue-numbering="true" text:style-name="WWNum1">
          <text:list-item>
            <text:p text:style-name="P4"><text:span text:style-name="T18">Add,</text:span><text:span text:style-name="T25"> </text:span><text:span text:style-name="T18">Delete,</text:span><text:span text:style-name="T25"> </text:span><text:span text:style-name="T18">View</text:span><text:span text:style-name="T25"> </text:span><text:span text:style-name="T18">the</text:span><text:span text:style-name="T25"> </text:span><text:span text:style-name="T18">Budget</text:span><text:span text:style-name="T25"> </text:span><text:span text:style-name="T18">and</text:span><text:span text:style-name="T25"> </text:span><text:span text:style-name="T20">Expenses.</text:span></text:p>
          </text:list-item>
          <text:list-item>
            <text:p text:style-name="P5"><text:span text:style-name="T18">Saves</text:span><text:span text:style-name="T23"> </text:span><text:span text:style-name="T18">Data</text:span><text:span text:style-name="T25"> </text:span><text:span text:style-name="T18">to</text:span><text:span text:style-name="T25"> </text:span><text:span text:style-name="T18">localStorage</text:span><text:span text:style-name="T25"> </text:span><text:span text:style-name="T18">for</text:span><text:span text:style-name="T25"> </text:span><text:span text:style-name="T18">not</text:span><text:span text:style-name="T25"> </text:span><text:span text:style-name="T18">Loosing</text:span><text:span text:style-name="T25"> </text:span><text:span text:style-name="T18">the</text:span><text:span text:style-name="T25"> </text:span><text:span text:style-name="T18">data</text:span><text:span text:style-name="T23"> </text:span><text:span text:style-name="T18">on</text:span><text:span text:style-name="T25"> </text:span><text:span text:style-name="T18">reopening/reloading</text:span><text:span text:style-name="T25"> </text:span><text:span text:style-name="T18">of</text:span><text:span text:style-name="T25"> </text:span><text:span text:style-name="T18">the</text:span><text:span text:style-name="T25"> </text:span><text:span text:style-name="T17">app.</text:span></text:p>
          </text:list-item>
          <text:list-item>
            <text:p text:style-name="P4"><text:span text:style-name="T18">Other Components</text:span><text:span text:style-name="T23"> </text:span><text:span text:style-name="T18">like</text:span><text:span text:style-name="T23"> </text:span><text:span text:style-name="T18">Uncategorized</text:span><text:span text:style-name="T23"> </text:span><text:span text:style-name="T18">and</text:span><text:span text:style-name="T23"> </text:span><text:span text:style-name="T18">Total</text:span><text:span text:style-name="T23"> </text:span><text:span text:style-name="T18">expense for</text:span><text:span text:style-name="T23"> </text:span><text:span text:style-name="T18">better</text:span><text:span text:style-name="T23"> </text:span><text:span text:style-name="T18">view</text:span><text:span text:style-name="T23"> </text:span><text:span text:style-name="T18">and</text:span><text:span text:style-name="T23"> </text:span><text:span text:style-name="T18">usability</text:span><text:span text:style-name="T23"> </text:span><text:span text:style-name="T18">of the</text:span><text:span text:style-name="T23"> </text:span><text:span text:style-name="T17">app.</text:span></text:p>
          </text:list-item>
        </text:list>
        <text:p text:style-name="P15"><text:span text:style-name="T31">Tech</text:span><text:span text:style-name="T24"> </text:span><text:span text:style-name="T31">Stack</text:span><text:span text:style-name="T24"> </text:span><text:span text:style-name="T31">Used:</text:span><text:span text:style-name="T24"> </text:span><text:span text:style-name="T18">React,</text:span><text:span text:style-name="T23"> </text:span><text:span text:style-name="T18">HTML,</text:span><text:span text:style-name="T23"> </text:span><text:span text:style-name="T18">CSS,</text:span><text:span text:style-name="T23"> </text:span><text:span text:style-name="T18">JavaScript,</text:span><text:span text:style-name="T23"> </text:span><text:span text:style-name="T20">Bootstrap</text:span></text:p>
        <text:p text:style-name="P49">July<text:span text:style-name="T47"> </text:span>2023<text:span text:style-name="T47"> </text:span>-<text:span text:style-name="T47"> </text:span>July<text:span text:style-name="T47"> </text:span><text:span text:style-name="T49">2023</text:span></text:p>
      </text:section>
      <text:section text:style-name="Sect2" text:name="Section7">
        <text:p text:style-name="P42"><text:span text:style-name="T54">Description : </text:span>This App helps user to specify a budget for multiple things and helps to view, delete and track those expenses with a easy User interface.</text:p>
      </text:section>
      <text:section text:style-name="Sect6" text:name="Section8">
        <text:p text:style-name="P16"><text:bookmark text:name="Dictionary App | Newton School (link)  F"/><text:span text:style-name="T31">Dictionary</text:span><text:span text:style-name="T36"> </text:span><text:span text:style-name="T31">App </text:span><text:span text:style-name="T18">|</text:span><text:span text:style-name="T22"> </text:span><text:span text:style-name="T18">Newton</text:span><text:span text:style-name="T35"> </text:span><text:span text:style-name="T18">School</text:span><text:span text:style-name="T35"> </text:span><text:a xlink:type="simple" xlink:href="https://my-dictionary-java-script-project.vercel.app/" text:style-name="Default_20_Style" text:visited-style-name="Default_20_Style"><text:span text:style-name="T50">(link)</text:span></text:a></text:p>
        <text:h text:style-name="Heading_20_2" text:outline-level="3"><text:bookmark text:name="Features:Input box and search button for"/><text:span text:style-name="T3">Features:</text:span></text:h>
        <text:list xml:id="list232808487872244" text:continue-numbering="true" text:style-name="WWNum1">
          <text:list-item>
            <text:p text:style-name="P4"><text:span text:style-name="T18">Input box</text:span><text:span text:style-name="T23"> </text:span><text:span text:style-name="T18">and</text:span><text:span text:style-name="T23"> </text:span><text:span text:style-name="T18">search</text:span><text:span text:style-name="T23"> </text:span><text:span text:style-name="T18">button</text:span><text:span text:style-name="T23"> </text:span><text:span text:style-name="T18">for</text:span><text:span text:style-name="T23"> </text:span><text:span text:style-name="T18">searching</text:span><text:span text:style-name="T23"> </text:span><text:span text:style-name="T18">the</text:span><text:span text:style-name="T23"> </text:span><text:span text:style-name="T17">word.</text:span></text:p>
          </text:list-item>
          <text:list-item>
            <text:p text:style-name="P5"><text:span text:style-name="T18">History</text:span><text:span text:style-name="T25"> </text:span><text:span text:style-name="T18">Button</text:span><text:span text:style-name="T30"> </text:span><text:span text:style-name="T18">that</text:span><text:span text:style-name="T30"> </text:span><text:span text:style-name="T18">saves</text:span><text:span text:style-name="T30"> </text:span><text:span text:style-name="T18">the</text:span><text:span text:style-name="T30"> </text:span><text:span text:style-name="T18">word</text:span><text:span text:style-name="T30"> </text:span><text:span text:style-name="T18">which</text:span><text:span text:style-name="T30"> </text:span><text:span text:style-name="T18">was</text:span><text:span text:style-name="T30"> </text:span><text:span text:style-name="T18">searched</text:span><text:span text:style-name="T30"> </text:span><text:span text:style-name="T20">before.</text:span></text:p>
          </text:list-item>
          <text:list-item>
            <text:p text:style-name="P4"><text:span text:style-name="T18">Suggestion</text:span><text:span text:style-name="T30"> </text:span><text:span text:style-name="T18">drop-down</text:span><text:span text:style-name="T26"> </text:span><text:span text:style-name="T18">for</text:span><text:span text:style-name="T26"> </text:span><text:span text:style-name="T18">the</text:span><text:span text:style-name="T30"> </text:span><text:span text:style-name="T20">words.</text:span></text:p>
          </text:list-item>
          <text:list-item>
            <text:p text:style-name="P5"><text:span text:style-name="T18">Amazing</text:span><text:span text:style-name="T30"> </text:span><text:span text:style-name="T18">Ui/Ux</text:span><text:span text:style-name="T26"> </text:span><text:span text:style-name="T18">with</text:span><text:span text:style-name="T26"> </text:span><text:span text:style-name="T18">Dark/Light</text:span><text:span text:style-name="T26"> </text:span><text:span text:style-name="T20">Mode.</text:span></text:p>
          </text:list-item>
        </text:list>
        <text:p text:style-name="P15"><text:span text:style-name="T31">Tech Stack Used: </text:span><text:span text:style-name="T18">HTML, CSS</text:span><text:span text:style-name="T23"> </text:span><text:span text:style-name="T18">, </text:span><text:span text:style-name="T20">JavaScript.</text:span></text:p>
        <text:p text:style-name="P50">February<text:span text:style-name="T57"> </text:span>2023 - March<text:span text:style-name="T57"> </text:span><text:span text:style-name="T49">2023</text:span></text:p>
      </text:section>
      <text:section text:style-name="Sect2" text:name="Section9">
        <text:p text:style-name="P43"><text:span text:style-name="T54">Description: </text:span>Dictionary App that simplifies word discovery with definitions, sentences, and pronunciation, making it an essential tool for language enthusiasts</text:p>
      </text:section>
      <text:section text:style-name="Sect7" text:name="Section10">
        <text:p text:style-name="P17"><text:bookmark text:name="Romo Hotels | Newton School (link)  Dece"/><text:span text:style-name="T31">Romo</text:span><text:span text:style-name="T27"> </text:span><text:span text:style-name="T31">Hotels</text:span><text:span text:style-name="T21"> </text:span><text:span text:style-name="T18">|</text:span><text:span text:style-name="T26"> </text:span><text:span text:style-name="T18">Newton</text:span><text:span text:style-name="T26"> </text:span><text:span text:style-name="T18">School</text:span><text:span text:style-name="T26"> </text:span><text:a xlink:type="simple" xlink:href="https://therohitmahar.github.io/hotel_booking/" text:style-name="Default_20_Style" text:visited-style-name="Default_20_Style"><text:span text:style-name="T50">(link)</text:span></text:a></text:p>
        <text:h text:style-name="Heading_20_2" text:outline-level="3"><text:bookmark text:name="Features : You can see different kind of"/>Features<text:span text:style-name="T56"> </text:span><text:span text:style-name="T51">:</text:span></text:h>
        <text:list xml:id="list232809207571465" text:continue-numbering="true" text:style-name="WWNum1">
          <text:list-item>
            <text:p text:style-name="P4"><text:span text:style-name="T18">You</text:span><text:span text:style-name="T37"> </text:span><text:span text:style-name="T18">can</text:span><text:span text:style-name="T37"> </text:span><text:span text:style-name="T18">see</text:span><text:span text:style-name="T37"> </text:span><text:span text:style-name="T18">different</text:span><text:span text:style-name="T37"> </text:span><text:span text:style-name="T18">kind</text:span><text:span text:style-name="T37"> </text:span><text:span text:style-name="T18">of</text:span><text:span text:style-name="T37"> </text:span><text:span text:style-name="T18">Rooms</text:span><text:span text:style-name="T37"> </text:span><text:span text:style-name="T18">available</text:span><text:span text:style-name="T37"> </text:span><text:span text:style-name="T18">and</text:span><text:span text:style-name="T37"> </text:span><text:span text:style-name="T18">cost</text:span><text:span text:style-name="T37"> </text:span><text:span text:style-name="T18">for</text:span><text:span text:style-name="T37"> </text:span><text:span text:style-name="T18">stay</text:span><text:span text:style-name="T37"> </text:span><text:span text:style-name="T18">per</text:span><text:span text:style-name="T37"> </text:span><text:span text:style-name="T20">night.</text:span></text:p>
          </text:list-item>
          <text:list-item>
            <text:p text:style-name="P5"><text:span text:style-name="T18">You</text:span><text:span text:style-name="T20"> </text:span><text:span text:style-name="T18">can</text:span><text:span text:style-name="T20"> </text:span><text:span text:style-name="T18">see</text:span><text:span text:style-name="T37"> </text:span><text:span text:style-name="T18">the</text:span><text:span text:style-name="T20"> </text:span><text:span text:style-name="T18">services</text:span><text:span text:style-name="T20"> available</text:span></text:p>
          </text:list-item>
        </text:list>
        <text:p text:style-name="P15"><text:span text:style-name="T31">Tech Stack Used: </text:span><text:span text:style-name="T18">HTML,</text:span><text:span text:style-name="T23"> </text:span><text:span text:style-name="T18">CSS, </text:span><text:span text:style-name="T20">JavaScript.</text:span></text:p>
        <text:p text:style-name="P51">December<text:span text:style-name="T47"> </text:span>2022<text:span text:style-name="T58"> </text:span>-<text:span text:style-name="T47"> </text:span>January<text:span text:style-name="T58"> </text:span><text:span text:style-name="T49">2023</text:span></text:p>
      </text:section>
      <text:section text:style-name="Sect2" text:name="Section11">
        <text:p text:style-name="P53"><text:span text:style-name="T54">Description</text:span><text:span text:style-name="T48"> </text:span><text:span text:style-name="T54">:</text:span><text:span text:style-name="T48"> </text:span>This<text:span text:style-name="T47"> </text:span>website<text:span text:style-name="T47"> </text:span>is<text:span text:style-name="T47"> </text:span>built<text:span text:style-name="T47"> </text:span>for<text:span text:style-name="T58"> </text:span>a<text:span text:style-name="T47"> </text:span>hotel,<text:span text:style-name="T47"> </text:span>where<text:span text:style-name="T47"> </text:span>we<text:span text:style-name="T47"> </text:span>can<text:span text:style-name="T47"> </text:span>see<text:span text:style-name="T47"> </text:span>all<text:span text:style-name="T47"> </text:span>the<text:span text:style-name="T47"> </text:span>services<text:span text:style-name="T47"> </text:span>that<text:span text:style-name="T58"> </text:span>'Romo<text:span text:style-name="T47"> </text:span>Hotels'<text:span text:style-name="T47"> </text:span><text:span text:style-name="T3">offers.</text:span></text:p>
        <text:p text:style-name="P39"/>
        <text:h text:style-name="P2" text:outline-level="2"><text:bookmark-start text:name="Skills"/><draw:custom-shape text:anchor-type="char" draw:z-index="3" draw:name="Graphic 5" draw:style-name="gr1" draw:text-style-name="P57" svg:width="3.97cm" svg:height="0.054cm" svg:x="0.9cm" svg:y="0.28cm"><text:p/><draw:enhanced-geometry draw:mirror-horizontal="false" draw:mirror-vertical="false" drawooo:sub-view-size="1428750 19050" draw:text-areas="0 0 ?f0 ?f1" svg:viewBox="0 0 0 0" draw:type="ooxml-non-primitive" draw:enhanced-path="M 1428750 19049 L 0 19049 0 0 1428750 0 1428750 19049 Z N"><draw:equation draw:name="f0" draw:formula="logwidth"/><draw:equation draw:name="f1" draw:formula="logheight"/></draw:enhanced-geometry></draw:custom-shape><text:bookmark-end text:name="Skills"/><text:span text:style-name="T3">Skills</text:span></text:h>
        <text:p text:style-name="P54"><text:bookmark text:name="Computer languages"/>Computer languages<text:span text:style-name="T59"> </text:span><text:bookmark text:name="Javascript, Java, HTML, CSS"/>Javascript, Java, HTML, CSS <text:bookmark text:name="Software Packages"/>Software Packages<text:span text:style-name="T59"> </text:span><text:bookmark text:name="Redux, React"/>Redux, React</text:p>
        <text:p text:style-name="P55"><text:bookmark text:name="Soft Skills"/>Soft<text:span text:style-name="T46"> </text:span>Skills<text:span text:style-name="T60"> <text:s/></text:span><text:bookmark text:name="Teamwork"/><text:span text:style-name="T3">Teamwork</text:span></text:p>
        <text:p text:style-name="P40"/>
        <text:h text:style-name="P2" text:outline-level="2"><text:bookmark-start text:name="Co-Curricular Activities"/><draw:custom-shape text:anchor-type="char" draw:z-index="4" draw:name="Graphic 6" draw:style-name="gr1" draw:text-style-name="P57" svg:width="3.97cm" svg:height="0.054cm" svg:x="0.9cm" svg:y="0.28cm"><text:p/><draw:enhanced-geometry draw:mirror-horizontal="false" draw:mirror-vertical="false" drawooo:sub-view-size="1428750 19050" draw:text-areas="0 0 ?f0 ?f1" svg:viewBox="0 0 0 0" draw:type="ooxml-non-primitive" draw:enhanced-path="M 1428750 19050 L 0 19050 0 0 1428750 0 1428750 19050 Z N"><draw:equation draw:name="f0" draw:formula="logwidth"/><draw:equation draw:name="f1" draw:formula="logheight"/></draw:enhanced-geometry></draw:custom-shape><text:bookmark-end text:name="Co-Curricular Activities"/>Co-Curricular<text:span text:style-name="T51"> </text:span><text:span text:style-name="T3">Activities</text:span></text:h>
        <text:list xml:id="list232808866505944" text:continue-numbering="true" text:style-name="WWNum1">
          <text:list-item>
            <text:p text:style-name="P6"><text:bookmark text:name="Won 2nd prize in Error Hunt at College F"/><text:span text:style-name="T18">Won</text:span><text:span text:style-name="T37"> </text:span><text:span text:style-name="T18">2nd prize</text:span><text:span text:style-name="T37"> </text:span><text:span text:style-name="T18">in Error</text:span><text:span text:style-name="T37"> </text:span><text:span text:style-name="T18">Hunt at</text:span><text:span text:style-name="T37"> </text:span><text:span text:style-name="T18">College </text:span><text:span text:style-name="T20">Fest.</text:span></text:p>
          </text:list-item>
          <text:list-item>
            <text:p text:style-name="P4"><text:span text:style-name="T18">Scored 93 percentile in MCA Entrance </text:span><text:span text:style-name="T20">Exam.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DejaVu Sans" fo:font-family="'DejaVu Sans'" style:font-family-generic="roman" style:font-pitch="variable" fo:language="en" fo:country="US" style:font-name-asian="DejaVu Sans1" style:font-family-asian="'DejaVu Sans'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cm" fo:margin-right="0cm" fo:margin-top="0.046cm" fo:margin-bottom="0cm" style:contextual-spacing="false" fo:text-indent="0cm" style:auto-text-indent="false"/>
      <style:text-properties style:font-name="DejaVu Sans" fo:font-family="'DejaVu Sans'" style:font-family-generic="roman" style:font-pitch="variable" fo:font-size="8.5pt" fo:language="en" fo:country="US" style:font-name-asian="DejaVu Sans1" style:font-family-asian="'DejaVu Sans'" style:font-family-generic-asian="system" style:font-pitch-asian="variable" style:font-size-asian="8.5pt" style:language-asian="en" style:country-asian="US" style:font-name-complex="DejaVu Sans1" style:font-family-complex="'DejaVu Sans'" style:font-family-generic-complex="system" style:font-pitch-complex="variable" style:font-size-complex="8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4.516cm" fo:margin-right="0cm" fo:text-indent="0cm" style:auto-text-indent="false"/>
      <style:text-properties style:font-name="DejaVu Sans" fo:font-family="'DejaVu Sans'" style:font-family-generic="roman" style:font-pitch="variable" fo:font-size="10.5pt" fo:language="en" fo:country="US" style:font-name-asian="DejaVu Sans1" style:font-family-asian="'DejaVu Sans'" style:font-family-generic-asian="system" style:font-pitch-asian="variable" style:font-size-asian="10.5pt" style:language-asian="en" style:country-asian="US" style:font-name-complex="DejaVu Sans1" style:font-family-complex="'DejaVu Sans'" style:font-family-generic-complex="system" style:font-pitch-complex="variable" style:font-size-complex="10.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29cm" fo:margin-right="0cm" fo:margin-top="0.138cm" fo:margin-bottom="0cm" style:contextual-spacing="false" fo:text-indent="0cm" style:auto-text-indent="false"/>
      <style:text-properties style:font-name="DejaVu Sans" fo:font-family="'DejaVu Sans'" style:font-family-generic="roman" style:font-pitch="variable" fo:font-size="8.5pt" fo:language="en" fo:country="US" fo:font-weight="bold" style:font-name-asian="DejaVu Sans1" style:font-family-asian="'DejaVu Sans'" style:font-family-generic-asian="system" style:font-pitch-asian="variable" style:font-size-asian="8.5pt" style:language-asian="en" style:country-asian="US" style:font-weight-asian="bold" style:font-name-complex="DejaVu Sans1" style:font-family-complex="'DejaVu Sans'" style:font-family-generic-complex="system" style:font-pitch-complex="variable" style:font-size-complex="8.5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309cm" fo:margin-right="0cm" fo:margin-top="0.143cm" fo:margin-bottom="0cm" style:contextual-spacing="false" fo:text-indent="0cm" style:auto-text-indent="false"/>
      <style:text-properties style:font-name="DejaVu Sans" fo:font-family="'DejaVu Sans'" style:font-family-generic="roman" style:font-pitch="variable" fo:font-size="12.5pt" fo:language="en" fo:country="US" style:font-name-asian="DejaVu Sans1" style:font-family-asian="'DejaVu Sans'" style:font-family-generic-asian="system" style:font-pitch-asian="variable" style:font-size-asian="12.5pt" style:language-asian="en" style:country-asian="US" style:font-name-complex="DejaVu Sans1" style:font-family-complex="'DejaVu Sans'" style:font-family-generic-complex="system" style:font-pitch-complex="variable" style:font-size-complex="12.5pt" style:language-complex="ar" style:country-complex="SA"/>
    </style:style>
    <style:style style:name="List_20_Paragraph" style:display-name="List Paragraph" style:family="paragraph" style:parent-style-name="Standard">
      <style:paragraph-properties fo:margin-left="0.49cm" fo:margin-right="0cm" fo:margin-top="0.046cm" fo:margin-bottom="0cm" style:contextual-spacing="false" fo:text-indent="-0.273cm" style:auto-text-indent="false"/>
      <style:text-properties style:font-name="DejaVu Sans" fo:font-family="'DejaVu Sans'" style:font-family-generic="roman" style:font-pitch="variable" fo:language="en" fo:country="US" style:font-name-asian="DejaVu Sans1" style:font-family-asian="'DejaVu Sans'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7cm" fo:margin-right="0cm" fo:margin-top="0.093cm" fo:margin-bottom="0cm" style:contextual-spacing="false" fo:text-indent="0cm" style:auto-text-indent="false"/>
      <style:text-properties style:font-name="DejaVu Sans" fo:font-family="'DejaVu Sans'" style:font-family-generic="roman" style:font-pitch="variable" fo:language="en" fo:country="US" style:font-name-asian="DejaVu Sans1" style:font-family-asian="'DejaVu Sans'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8.5pt" fo:letter-spacing="normal" fo:language="en" fo:country="US" fo:font-style="normal" fo:font-weight="normal" style:font-name-asian="DejaVu Sans1" style:font-family-asian="'DejaVu Sans'" style:font-family-generic-asian="system" style:font-pitch-asian="variable" style:font-size-asian="8.5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8.5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0.494cm"/>
        </style:list-level-properties>
        <style:text-properties fo:font-family="'DejaVu Sans'" style:font-style-name="Book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1.67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2.86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4.05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5.24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6.42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7.61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8.80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77cm" fo:margin-left="9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64cm" fo:margin-bottom="0.494cm" fo:margin-left="0.67cm" fo:margin-right="0.6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7cm" fo:margin-bottom="0.494cm" fo:margin-left="0.67cm" fo:margin-right="0.67cm" style:writing-mode="lr-tb" style:layout-grid-color="#c0c0c0" style:layout-grid-lines="285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53:51</meta:creation-date>
    <dc:date>2024-03-26T23:28:07.098412055</dc:date>
    <meta:editing-duration>PT3M4S</meta:editing-duration>
    <meta:generator>LibreOffice/7.3.7.2$Linux_X86_64 LibreOffice_project/30$Build-2</meta:generator>
    <meta:editing-cycles>1</meta:editing-cycles>
    <meta:document-statistic meta:table-count="1" meta:image-count="0" meta:object-count="0" meta:page-count="2" meta:paragraph-count="79" meta:word-count="574" meta:character-count="3755" meta:non-whitespace-character-count="3284"/>
    <meta:user-defined meta:name="AppVersion">12.0000</meta:user-defined>
    <meta:user-defined meta:name="LastSaved" meta:value-type="date">2024-03-26T00:00:00</meta:user-defined>
    <meta:user-defined meta:name="Producer">3-Heights(TM) PDF Security Shell 4.8.25.2 (http://www.pdf-tools.com)</meta:user-defined>
    <meta:template xlink:type="simple" xlink:actuate="onRequest" xlink:title="Normal" xlink:href=""/>
  </office:meta>
</office:document-meta>
</file>